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50000011BAB038B6D.png" manifest:media-type="image/png"/>
  <manifest:file-entry manifest:full-path="Pictures/10000201000002DA000001E3A879E3C6.png" manifest:media-type="image/png"/>
  <manifest:file-entry manifest:full-path="Pictures/10000201000002B50000011BA282E329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0000000006C00000049F95B5A6A.jpg" manifest:media-type="image/jpeg"/>
  <manifest:file-entry manifest:full-path="Pictures/100002010000001E0000001EFB872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Bitstream vera sans1" svg:font-family="'Bitstream vera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33cccc" draw:textarea-horizontal-align="left" draw:textarea-vertical-align="top" draw:auto-grow-height="true" draw:auto-grow-width="false" fo:min-height="10.017cm" fo:min-width="0cm" fo:padding-top="0.13cm" fo:padding-bottom="0.13cm" fo:padding-left="0.25cm" fo:padding-right="0.25cm" draw:shadow-color="#5f5f5f"/>
    </style:style>
    <style:style style:name="pr1" style:family="presentation" style:parent-style-name="BrightBlue-title">
      <style:graphic-properties draw:stroke="none" draw:fill="none" draw:fill-color="#33cccc" draw:textarea-horizontal-align="justify" draw:textarea-vertical-align="bottom" draw:auto-grow-height="true" draw:auto-grow-width="false" fo:min-height="6.144cm" fo:min-width="0cm" fo:padding-top="0.13cm" fo:padding-bottom="0.13cm" fo:padding-left="0.25cm" fo:padding-right="0.25cm" draw:shadow-color="#5f5f5f"/>
    </style:style>
    <style:style style:name="pr2" style:family="presentation" style:parent-style-name="BrightBlue-outline1">
      <style:graphic-properties draw:fill-color="#ffffff" draw:auto-grow-height="true" fo:min-height="9.387cm"/>
    </style:style>
    <style:style style:name="pr3" style:family="presentation" style:parent-style-name="BrightBlue-notes">
      <style:graphic-properties draw:fill-color="#ffffff" fo:min-height="12.278cm"/>
    </style:style>
    <style:style style:name="pr4" style:family="presentation" style:parent-style-name="BrightBlue-title">
      <style:graphic-properties draw:auto-grow-height="true" fo:min-height="3.145cm"/>
    </style:style>
    <style:style style:name="pr5" style:family="presentation" style:parent-style-name="BrightBlue-outline1">
      <style:graphic-properties draw:auto-grow-height="true" fo:min-height="10.65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BrightBlue-outline1">
      <style:graphic-properties fo:min-height="13.216cm"/>
    </style:style>
    <style:style style:name="pr8" style:family="presentation" style:parent-style-name="BrightBlue-subtitle">
      <style:graphic-properties draw:fill-color="#ffffff" draw:auto-grow-height="true" fo:min-height="11.431cm"/>
    </style:style>
    <style:style style:name="pr9" style:family="presentation" style:parent-style-name="BrightBlue-outline1">
      <style:graphic-properties fo:min-height="5cm"/>
    </style:style>
    <style:style style:name="pr10" style:family="presentation" style:parent-style-name="BrightBlue-subtitle">
      <style:graphic-properties draw:fill-color="#ffffff" draw:auto-grow-height="true" fo:min-height="6.924cm"/>
    </style:style>
    <style:style style:name="pr11" style:family="presentation" style:parent-style-name="BrightBlue-title">
      <style:graphic-properties draw:stroke="none" draw:fill="none" draw:fill-color="#33cccc" draw:textarea-horizontal-align="justify" draw:textarea-vertical-align="bottom" draw:auto-grow-height="true" draw:auto-grow-width="false" fo:min-height="3.337cm" fo:min-width="0cm" fo:padding-top="0.13cm" fo:padding-bottom="0.13cm" fo:padding-left="0.25cm" fo:padding-right="0.25cm" draw:shadow-color="#5f5f5f"/>
    </style:style>
    <style:style style:name="pr12" style:family="presentation" style:parent-style-name="BrightBlue-title">
      <style:graphic-properties draw:auto-grow-height="true" fo:min-height="3.201cm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33cccc"/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Bitstream Vera Sans" fo:font-size="48pt"/>
    </style:style>
    <style:style style:name="P3" style:family="paragraph">
      <style:paragraph-properties fo:margin-left="0.952cm" fo:margin-right="0cm" fo:text-align="center" fo:text-indent="-0.952cm"/>
    </style:style>
    <style:style style:name="P4" style:family="paragraph">
      <loext:graphic-properties draw:fill-color="#ffffff"/>
      <style:paragraph-properties fo:margin-left="0.952cm" fo:margin-right="0cm" fo:text-align="center" fo:text-indent="-0.952cm"/>
      <style:text-properties style:font-name="Bitstream Vera Sans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style:font-name="Bitstream Vera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33cccc"/>
      <style:paragraph-properties fo:margin-left="0cm" fo:margin-right="0cm" fo:text-indent="0cm"/>
      <style:text-properties style:font-name="Bitstream Vera Sans"/>
    </style:style>
    <style:style style:name="P12" style:family="paragraph">
      <loext:graphic-properties draw:fill="none" draw:fill-color="#33cccc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489cm" fo:text-indent="0cm"/>
      <style:text-properties style:use-window-font-color="true" style:font-name="Bitstream Vera Sans1" fo:font-size="31.5pt" style:letter-kerning="true" style:font-name-asian="Droid Sans Fallback" style:font-size-asian="32pt" style:font-name-complex="Lohit Hindi" style:font-size-complex="32pt"/>
    </style:style>
    <style:style style:name="P16" style:family="paragraph">
      <style:paragraph-properties fo:margin-left="0cm" fo:margin-right="0cm" fo:margin-top="0cm" fo:margin-bottom="0.489cm" fo:text-indent="0cm"/>
      <style:text-properties fo:color="#000000" style:font-name="Bitstream Vera Sans1" fo:font-size="31.5pt" style:letter-kerning="true" style:font-name-asian="Droid Sans Fallback" style:font-size-asian="32pt" style:font-name-complex="Lohit Hindi" style:font-size-complex="32pt"/>
    </style:style>
    <style:style style:name="T1" style:family="text">
      <style:text-properties style:font-name="Bitstream Vera Sans" fo:font-size="48pt" fo:language="tr" fo:country="TR" style:language-asian="tr" style:country-asian="TR" style:language-complex="tr" style:country-complex="TR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size="32pt" fo:font-weight="bold" style:font-size-asian="32pt" style:font-size-complex="32pt"/>
    </style:style>
    <style:style style:name="T4" style:family="text">
      <style:text-properties style:font-name="Bitstream Vera Sans" fo:font-size="24pt" fo:font-weight="bold"/>
    </style:style>
    <style:style style:name="T5" style:family="text">
      <style:text-properties fo:color="#0066cc" style:font-name="Bitstream Vera Sans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Bitstream Vera Sans1"/>
    </style:style>
    <style:style style:name="T8" style:family="text">
      <style:text-properties style:font-name="Bitstream Vera Sans" fo:language="tr" fo:country="TR" style:language-asian="tr" style:country-asian="TR" style:language-complex="tr" style:country-complex="TR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Pgday Bolivia 2016 </presentation:footer-decl>
      <draw:page draw:name="page1" draw:style-name="dp1" draw:master-page-name="BrightBlue" presentation:presentation-page-layout-name="AL1T3" presentation:use-footer-name="ftr1">
        <office:forms form:automatic-focus="false" form:apply-design-mode="false"/>
        <draw:frame presentation:style-name="pr1" draw:text-style-name="P2" draw:layer="layout" svg:width="20.315cm" svg:height="6.404cm" svg:x="0.185cm" svg:y="-1.904cm" presentation:class="title" presentation:user-transformed="true">
          <draw:text-box>
            <text:p text:style-name="P1"><text:span text:style-name="T1">Replicando Bases de Datos con Pglogical</text:span></text:p>
          </draw:text-box>
        </draw:frame>
        <draw:frame presentation:style-name="pr2" draw:text-style-name="P4" draw:layer="layout" svg:width="21.359cm" svg:height="15.246cm" svg:x="2.141cm" svg:y="5.5cm" presentation:class="outline" presentation:user-transformed="true">
          <draw:text-box>
            <text:p text:style-name="P3"><text:span text:style-name="T2"><text:s text:c="2"/></text:span></text:p>
            <text:p text:style-name="P3"><text:span text:style-name="T3">Jaime Rivera</text:span></text:p>
            <text:p text:style-name="P3"><text:span text:style-name="T4">Especialista en Seguridad informática</text:span></text:p>
            <text:p text:style-name="P3"><text:span text:style-name="T4">Boliviana de Aviacion - BOA</text:span></text:p>
            <text:p text:style-name="P3"><text:span text:style-name="T4">Skype: jaime.rivera.rojas</text:span></text:p>
            <text:p text:style-name="P3"><text:span text:style-name="T4">Corporativo: </text:span><text:span text:style-name="T5">jaime.rivera@boa.bo</text:span></text:p>
            <text:p text:style-name="P3"><text:span text:style-name="T4">Personal: </text:span><text:span text:style-name="T5">jriverarojas@gmail.com</text:span></text:p>
            <text:p text:style-name="P3"><text:span text:style-name="T4"/></text:p>
            <text:p text:style-name="P3"><text:span text:style-name="T4"/></text:p>
            <text:p text:style-name="P3"><text:span text:style-name="T2"><text:tab/></text:span><text:span text:style-name="T2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29cm" svg:height="10.371cm" svg:x="2.505cm" svg:y="2.117cm" draw:page-number="1"/>
          <draw:frame presentation:style-name="pr3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0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>
          <draw:text-box>
            <text:p>Agenda</text:p>
          </draw:text-box>
        </draw:frame>
        <draw:frame presentation:style-name="pr5" draw:text-style-name="P6" draw:layer="layout" svg:width="20.315cm" svg:height="11.65cm" svg:x="2.685cm" svg:y="5.85cm" presentation:class="outline" presentation:user-transformed="true">
          <draw:text-box>
            <text:list text:style-name="L2">
              <text:list-item>
                <text:p><text:span text:style-name="T6">Replicación</text:span></text:p>
              </text:list-item>
              <text:list-item>
                <text:p><text:span text:style-name="T6">Tipos de replicación</text:span></text:p>
              </text:list-item>
              <text:list-item>
                <text:p><text:span text:style-name="T6">Entendiendo la replicación lógica</text:span></text:p>
              </text:list-item>
              <text:list-item>
                <text:p><text:span text:style-name="T6">Por que replicación lógica?</text:span></text:p>
              </text:list-item>
              <text:list-item>
                <text:p><text:span text:style-name="T6">Pglogical</text:span></text:p>
              </text:list-item>
              <text:list-item>
                <text:p><text:span text:style-name="T6">Pglogical conceptos básicos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>
          <draw:text-box>
            <text:p>Replicacion</text:p>
          </draw:text-box>
        </draw:frame>
        <draw:frame presentation:style-name="pr7" draw:text-style-name="P8" draw:layer="layout" svg:width="20.315cm" svg:height="15.224cm" svg:x="3.185cm" svg:y="4.5cm" presentation:class="outline" presentation:user-transformed="true">
          <draw:text-box>
            <text:list text:style-name="L2">
              <text:list-header>
                <text:p><text:span text:style-name="T7">Para sistemas de bases de datos, replicación es el proceso de compartir datos transaccionales para asegurar la consistencia entre nodos de bases de datos redundantes.</text:span></text:p>
                <text:p><text:span text:style-name="T7">La replicación mejora la tolerancia a fallos que conduce a una mejor fiabilidad del sistema global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>
          <draw:text-box>
            <text:p>Replicacion</text:p>
          </draw:text-box>
        </draw:frame>
        <draw:frame presentation:style-name="pr8" draw:text-style-name="P7" draw:layer="layout" svg:width="20.315cm" svg:height="11.431cm" svg:x="3.806cm" svg:y="5.076cm">
          <draw:text-box>
            <text:p/>
          </draw:text-box>
        </draw:frame>
        <draw:frame presentation:style-name="pr9" draw:text-style-name="P8" draw:layer="layout" svg:width="20.315cm" svg:height="8.749cm" svg:x="3.185cm" svg:y="4.5cm" presentation:class="outline" presentation:user-transformed="true">
          <draw:text-box>
            <text:list text:style-name="L2">
              <text:list-header>
                <text:p><text:span text:style-name="T7">La replicación es a menudo asociada con “load balancing” para mejorar la performance de lectura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layer="layout" svg:width="11.802cm" svg:height="7.808cm" svg:x="7cm" svg:y="10.03cm">
          <draw:image xlink:href="Pictures/10000201000002DA000001E3A879E3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use-footer-name="ftr1">
        <office:forms form:automatic-focus="false" form:apply-design-mode="false"/>
        <draw:frame draw:style-name="gr2" draw:layer="layout" svg:width="23.264cm" svg:height="9.5cm" svg:x="1cm" svg:y="6.5cm">
          <draw:image xlink:href="Pictures/10000201000002B50000011BAB038B6D.png" xlink:type="simple" xlink:show="embed" xlink:actuate="onLoad">
            <text:p/>
          </draw:image>
        </draw:frame>
        <draw:frame presentation:style-name="pr4" draw:layer="layout" svg:width="17.689cm" svg:height="3.145cm" svg:x="1cm" svg:y="0.726cm" presentation:class="title" presentation:user-transformed="true">
          <draw:text-box>
            <text:p>Replicac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>
          <draw:text-box>
            <text:p>Tipos de Replicacion</text:p>
          </draw:text-box>
        </draw:frame>
        <draw:frame presentation:style-name="pr10" draw:text-style-name="P7" draw:layer="layout" svg:width="20.315cm" svg:height="6.924cm" svg:x="3.806cm" svg:y="7.076cm">
          <draw:text-box>
            <text:p/>
          </draw:text-box>
        </draw:frame>
        <draw:frame presentation:style-name="pr9" draw:text-style-name="P8" draw:layer="layout" svg:width="20.315cm" svg:height="11.022cm" svg:x="3.186cm" svg:y="7.568cm" presentation:class="outline" presentation:user-transformed="true">
          <draw:text-box>
            <text:list text:style-name="L2">
              <text:list-item>
                <text:p><text:span text:style-name="T7">Autónomo (sin replicación)</text:span></text:p>
              </text:list-item>
              <text:list-item>
                <text:p><text:span text:style-name="T7">Replicación Física (nivel de bloques)</text:span></text:p>
              </text:list-item>
              <text:list-item>
                <text:p><text:span text:style-name="T7">Replicación Lógica (nivel de tuplas)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6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 presentation:use-footer-name="ftr1">
        <office:forms form:automatic-focus="false" form:apply-design-mode="false"/>
        <draw:frame presentation:style-name="pr11" draw:text-style-name="P11" draw:layer="layout" svg:width="24.5cm" svg:height="3.597cm" svg:x="1.5cm" svg:y="0.403cm" presentation:class="title" presentation:user-transformed="true">
          <draw:text-box>
            <text:p text:style-name="P10"><text:span text:style-name="T8">Entendiendo la </text:span><text:span text:style-name="T8"><text:line-break/></text:span><text:span text:style-name="T8">Replicacion Lógica</text:span></text:p>
          </draw:text-box>
        </draw:frame>
        <draw:frame draw:style-name="gr3" draw:text-style-name="P12" draw:layer="layout" svg:width="21.802cm" svg:height="10.277cm" svg:x="3.598cm" svg:y="7.097cm">
          <draw:text-box>
            <text:p/>
          </draw:text-box>
        </draw:frame>
        <draw:frame draw:style-name="gr2" draw:layer="layout" svg:width="22.733cm" svg:height="9.283cm" svg:x="1.267cm" svg:y="6.717cm">
          <draw:image xlink:href="Pictures/10000201000002B50000011BA282E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29cm" svg:height="10.371cm" svg:x="2.505cm" svg:y="2.117cm" draw:page-number="7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 presentation:use-footer-name="ftr1">
        <office:forms form:automatic-focus="false" form:apply-design-mode="false"/>
        <draw:frame presentation:style-name="pr12" draw:layer="layout" svg:width="20.23cm" svg:height="3.201cm" svg:x="-0.23cm" svg:y="0.5cm" presentation:class="title" presentation:user-transformed="true">
          <draw:text-box>
            <text:list text:style-name="L1">
              <text:list-header>
                <text:p><text:span text:style-name="T6">Por que replicacion logica?</text:span></text:p>
              </text:list-header>
            </text:list>
          </draw:text-box>
        </draw:frame>
        <draw:frame presentation:style-name="pr8" draw:text-style-name="P7" draw:layer="layout" svg:width="20.315cm" svg:height="11.431cm" svg:x="3.806cm" svg:y="5.076cm">
          <draw:text-box>
            <text:p/>
          </draw:text-box>
        </draw:frame>
        <draw:frame presentation:style-name="pr9" draw:text-style-name="P8" draw:layer="layout" svg:width="20.315cm" svg:height="16.202cm" svg:x="2.5cm" svg:y="5.076cm" presentation:class="outline" presentation:user-transformed="true">
          <draw:text-box>
            <text:list text:style-name="L2">
              <text:list-item>
                <text:p><text:span text:style-name="T7">Migración y actualización de Postgres con casi 0 tiempo de caida</text:span></text:p>
              </text:list-item>
              <text:list-item>
                <text:p><text:span text:style-name="T7">Copiar la totalidad o una selección de tablas de bases de datos a otros nodos</text:span></text:p>
              </text:list-item>
              <text:list-item>
                <text:p><text:span text:style-name="T7">Alimentar a otros sistemas con cambios de bases de datos en tiempo real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6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 presentation:user-transformed="true">
          <draw:text-box>
            <text:p text:style-name="P14"><text:span text:style-name="T6">Pglogical</text:span></text:p>
          </draw:text-box>
        </draw:frame>
        <draw:frame presentation:style-name="pr9" draw:text-style-name="P8" draw:layer="layout" svg:width="20.315cm" svg:height="8.26cm" svg:x="2.501cm" svg:y="6cm" presentation:class="outline" presentation:user-transformed="true">
          <draw:text-box>
            <text:p text:style-name="P15">Pglogical es un sistema de replicación lógica implementada en su totalidad como una extensión PostgreSQL. </text:p>
            <text:p text:style-name="P15">Totalmente integrado, no requiere triggers o programas externo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 presentation:user-transformed="true">
          <draw:text-box>
            <text:p text:style-name="P14"><text:span text:style-name="T6">Pglogical</text:span></text:p>
          </draw:text-box>
        </draw:frame>
        <draw:frame presentation:style-name="pr9" draw:text-style-name="P8" draw:layer="layout" svg:width="20.315cm" svg:height="6.476cm" svg:x="2.5cm" svg:y="6.5cm" presentation:class="outline" presentation:user-transformed="true">
          <draw:text-box>
            <text:p text:style-name="P16">Esta alternativa a la replicación física es un método eficiente de la replicación de datos usando un modelo de publicación / suscripción para la replicación selectiv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145cm" svg:x="1.27cm" svg:y="0.725cm" presentation:class="title" presentation:user-transformed="true">
          <draw:text-box>
            <text:p text:style-name="P14"><text:span text:style-name="T6">Pglogical</text:span></text:p>
          </draw:text-box>
        </draw:frame>
        <draw:frame presentation:style-name="pr9" draw:text-style-name="P8" draw:layer="layout" svg:width="20.315cm" svg:height="10.85cm" svg:x="2.5cm" svg:y="5.65cm" presentation:class="outline" presentation:user-transformed="true">
          <draw:text-box>
            <text:list text:style-name="L3">
              <text:list-item>
                <text:p text:style-name="P16"><text:span text:style-name="T6">Performance</text:span> : De acuerdo a algunas pruebas internas de 2ndQuadrant puede llegar a ser hasta 5 veces mas veloz que Slony y Londiste</text:p>
              </text:list-item>
              <text:list-item>
                <text:p text:style-name="P16"><text:span text:style-name="T6">Disponibilidad: </text:span><text:span text:style-name="T9">Pglogical esta disponible para postgres 9.4, 9.5 y 9.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201cm" svg:x="1.27cm" svg:y="0.697cm" presentation:class="title">
          <draw:text-box>
            <text:p text:style-name="P14"><text:span text:style-name="T6">Pglogical conceptos <text:s text:c="5"/>básicos</text:span></text:p>
          </draw:text-box>
        </draw:frame>
        <draw:frame presentation:style-name="pr9" draw:text-style-name="P8" draw:layer="layout" svg:width="20.315cm" svg:height="10.044cm" svg:x="2.5cm" svg:y="5.172cm" presentation:class="outline" presentation:user-transformed="true">
          <draw:text-box>
            <text:list text:style-name="L3">
              <text:list-item>
                <text:p text:style-name="P16"><text:span text:style-name="T6">Nodes</text:span> : Instancias de bases de datos Postgres</text:p>
              </text:list-item>
              <text:list-item>
                <text:p text:style-name="P16"><text:span text:style-name="T6">Providers and Subscribers: </text:span><text:span text:style-name="T9">Roles que pueden tomar los “Nodes”</text:span></text:p>
              </text:list-item>
              <text:list-item>
                <text:p text:style-name="P16"><text:span text:style-name="T6">Replication Set:</text:span><text:span text:style-name="T9"> Conjunto de Tabla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 presentation:use-footer-name="ftr1">
        <office:forms form:automatic-focus="false" form:apply-design-mode="false"/>
        <draw:frame presentation:style-name="pr4" draw:layer="layout" svg:width="17.689cm" svg:height="3.201cm" svg:x="1.27cm" svg:y="0.697cm" presentation:class="title">
          <draw:text-box>
            <text:p text:style-name="P14"><text:span text:style-name="T6">Pglogical conceptos <text:s text:c="5"/>básicos</text:span></text:p>
          </draw:text-box>
        </draw:frame>
        <draw:frame presentation:style-name="pr9" draw:text-style-name="P8" draw:layer="layout" svg:width="20.315cm" svg:height="7.454cm" svg:x="2.5cm" svg:y="5.172cm" presentation:class="outline" presentation:user-transformed="true">
          <draw:text-box>
            <text:list text:style-name="L3">
              <text:list-item>
                <text:p text:style-name="P16"><text:span text:style-name="T6">Subscription</text:span> : Suscripcion del nodo actual al nodo proveedor</text:p>
              </text:list-item>
            </text:list>
            <text:p text:style-name="P16">Información adicional y detalle de funciones disponibles:</text:p>
            <text:p text:style-name="P16"><text:a xlink:href="https://2ndquadrant.com/en/resources/pglogical/pglogical-docs/" xlink:type="simple">https://2ndquadrant.com/en/resources/pglogical/pglogical-docs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3" presentation:use-footer-name="ftr1">
        <office:forms form:automatic-focus="false" form:apply-design-mode="false"/>
        <draw:frame presentation:style-name="pr1" draw:text-style-name="P2" draw:layer="layout" svg:width="20.315cm" svg:height="6.404cm" svg:x="0.185cm" svg:y="-1.904cm" presentation:class="title" presentation:user-transformed="true">
          <draw:text-box>
            <text:p text:style-name="P1"><text:span text:style-name="T1">Replicando Bases de Datos con Pglogical</text:span></text:p>
          </draw:text-box>
        </draw:frame>
        <draw:frame presentation:style-name="pr2" draw:text-style-name="P4" draw:layer="layout" svg:width="21.359cm" svg:height="15.246cm" svg:x="2cm" svg:y="5cm" presentation:class="outline" presentation:user-transformed="true">
          <draw:text-box>
            <text:p text:style-name="P3"><text:span text:style-name="T2"><text:s text:c="2"/></text:span></text:p>
            <text:p text:style-name="P3"><text:span text:style-name="T3">Jaime Rivera</text:span></text:p>
            <text:p text:style-name="P3"><text:span text:style-name="T4">Especialista en Seguridad informática</text:span></text:p>
            <text:p text:style-name="P3"><text:span text:style-name="T4">Boliviana de Aviacion - BOA</text:span></text:p>
            <text:p text:style-name="P3"><text:span text:style-name="T4">Skype: jaime.rivera.rojas</text:span></text:p>
            <text:p text:style-name="P3"><text:span text:style-name="T4">Corporativo: </text:span><text:span text:style-name="T5">jaime.rivera@boa.bo</text:span></text:p>
            <text:p text:style-name="P3"><text:span text:style-name="T4">Personal: </text:span><text:span text:style-name="T5">jriverarojas@gmail.com</text:span></text:p>
            <text:p text:style-name="P3"><text:span text:style-name="T4"/></text:p>
            <text:p text:style-name="P3"><text:span text:style-name="T4"/></text:p>
            <text:p text:style-name="P3"><text:span text:style-name="T2"><text:tab/></text:span><text:span text:style-name="T2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29cm" svg:height="10.371cm" svg:x="2.505cm" svg:y="2.117cm" draw:page-number="14"/>
          <draw:frame presentation:style-name="pr3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1" svg:font-family="'Bitstream Vera Sans'" style:font-family-generic="swiss"/>
    <style:font-face style:name="Bitstream vera sans1" svg:font-family="'Bitstream vera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axial" draw:start-color="#c8c8c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tr" fo:country="TR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12pt" style:language-asian="en" style:country-asian="US" style:font-style-asian="normal" style:font-weight-asian="normal" style:font-name-complex="Arial Unicode MS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1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9pt" style:language-asian="en" style:country-asian="US" style:font-style-asian="normal" style:font-weight-asian="normal" style:font-name-complex="Arial Unicode MS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5pt" fo:language="en" fo:country="US" fo:font-style="normal" fo:text-shadow="none" style:text-underline-style="none" fo:font-weight="normal" style:font-size-asian="25pt" style:language-asian="en" style:country-asian="US" style:font-size-complex="25pt" style:language-complex="en" style:country-complex="US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language="en" fo:country="US" fo:font-style="normal" fo:text-shadow="none" style:text-underline-style="none" fo:font-weight="normal" style:font-size-asian="22pt" style:language-asian="en" style:country-asian="US" style:font-size-complex="22pt" style:language-complex="en" style:country-complex="US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0066cc" fo:font-size="65%"/>
          </text:list-level-style-bullet>
          <text:list-level-style-bullet text:level="2" text:bullet-char="•">
            <style:list-level-properties text:space-before="1.27cm"/>
            <style:text-properties style:font-name="Arial1" fo:color="#0066cc" fo:font-size="65%"/>
          </text:list-level-style-bullet>
          <text:list-level-style-bullet text:level="3" text:bullet-char="•">
            <style:list-level-properties text:space-before="2.54cm"/>
            <style:text-properties style:font-name="Arial1" fo:color="#0066cc" fo:font-size="65%"/>
          </text:list-level-style-bullet>
          <text:list-level-style-bullet text:level="4" text:bullet-char="•">
            <style:list-level-properties text:space-before="3.81cm"/>
            <style:text-properties style:font-name="Arial1" fo:color="#0066cc" fo:font-size="65%"/>
          </text:list-level-style-bullet>
          <text:list-level-style-bullet text:level="5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6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7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8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9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9pt" style:language-asian="en" style:country-asian="US" style:font-style-asian="normal" style:font-weight-asian="normal" style:font-name-complex="Arial Unicode MS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line-through-type="none" style:text-position="0% 100%" style:font-name="Arial1" fo:font-family="Arial" style:font-family-generic="swiss" style:font-pitch="variable" fo:font-size="36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36pt" style:language-asian="en" style:country-asian="US" style:font-style-asian="normal" style:font-weight-asian="normal" style:font-name-complex="Arial Unicode MS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Title1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12pt" style:language-asian="en" style:country-asian="US" style:font-style-asian="normal" style:font-weight-asian="normal" style:font-name-complex="Arial Unicode MS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1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1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9pt" style:language-asian="en" style:country-asian="US" style:font-style-asian="normal" style:font-weight-asian="normal" style:font-name-complex="Arial Unicode MS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5pt" fo:language="en" fo:country="US" fo:font-style="normal" fo:text-shadow="none" style:text-underline-style="none" fo:font-weight="normal" style:font-size-asian="25pt" style:language-asian="en" style:country-asian="US" style:font-size-complex="25pt" style:language-complex="en" style:country-complex="US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language="en" fo:country="US" fo:font-style="normal" fo:text-shadow="none" style:text-underline-style="none" fo:font-weight="normal" style:font-size-asian="22pt" style:language-asian="en" style:country-asian="US" style:font-size-complex="22pt" style:language-complex="en" style:country-complex="US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1" fo:color="#0066cc" fo:font-size="65%"/>
          </text:list-level-style-bullet>
          <text:list-level-style-bullet text:level="2" text:bullet-char="•">
            <style:list-level-properties text:space-before="1.27cm"/>
            <style:text-properties style:font-name="Arial1" fo:color="#0066cc" fo:font-size="65%"/>
          </text:list-level-style-bullet>
          <text:list-level-style-bullet text:level="3" text:bullet-char="•">
            <style:list-level-properties text:space-before="2.54cm"/>
            <style:text-properties style:font-name="Arial1" fo:color="#0066cc" fo:font-size="65%"/>
          </text:list-level-style-bullet>
          <text:list-level-style-bullet text:level="4" text:bullet-char="•">
            <style:list-level-properties text:space-before="3.81cm"/>
            <style:text-properties style:font-name="Arial1" fo:color="#0066cc" fo:font-size="65%"/>
          </text:list-level-style-bullet>
          <text:list-level-style-bullet text:level="5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6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7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8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9" text:bullet-char="•">
            <style:list-level-properties text:space-before="5.08cm"/>
            <style:text-properties style:font-name="Arial1" fo:color="#0066cc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9pt" style:language-asian="en" style:country-asian="US" style:font-style-asian="normal" style:font-weight-asian="normal" style:font-name-complex="Arial Unicode MS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line-through-type="none" style:text-position="0% 100%" style:font-name="Arial1" fo:font-family="Arial" style:font-family-generic="swiss" style:font-pitch="variable" fo:font-size="36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36pt" style:language-asian="en" style:country-asian="US" style:font-style-asian="normal" style:font-weight-asian="normal" style:font-name-complex="Arial Unicode MS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297cm" fo:min-width="0cm" fo:padding-top="0.13cm" fo:padding-bottom="0.13cm" fo:padding-left="0.25cm" fo:padding-right="0.25cm" draw:shadow-color="#5f5f5f"/>
    </style:style>
    <style:style style:name="Mgr2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707cm" fo:min-width="0cm" fo:padding-top="0.13cm" fo:padding-bottom="0.13cm" fo:padding-left="0.25cm" fo:padding-right="0.25cm" draw:shadow-color="#5f5f5f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22cm" fo:min-width="0cm" fo:padding-top="0.13cm" fo:padding-bottom="0.13cm" fo:padding-left="0.25cm" fo:padding-right="0.25cm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222cm" fo:min-width="0cm" fo:padding-top="0.13cm" fo:padding-bottom="0.13cm" fo:padding-left="0.25cm" fo:padding-right="0.25cm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Mgr9" style:family="graphic" style:parent-style-name="standard">
      <style:graphic-properties draw:stroke="none" draw:fill="none" draw:fill-color="#33cccc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-color="#5f5f5f"/>
    </style:style>
    <style:style style:name="Mgr10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025cm" fo:min-width="0cm" fo:padding-top="0.13cm" fo:padding-bottom="0.13cm" fo:padding-left="0.25cm" fo:padding-right="0.25cm" draw:shadow-color="#5f5f5f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line-height="100%" fo:text-align="center" fo:text-indent="0cm"/>
    </style:style>
    <style:style style:name="MP2" style:family="paragraph">
      <loext:graphic-properties draw:fill="none" draw:fill-color="#33cccc"/>
      <style:text-properties style:font-name="Bitstream Vera Sans" fo:font-size="14pt"/>
    </style:style>
    <style:style style:name="MP3" style:family="paragraph">
      <loext:graphic-properties draw:fill="none" draw:fill-color="#33cccc"/>
    </style:style>
    <style:style style:name="MP4" style:family="paragraph">
      <loext:graphic-properties draw:fill="none"/>
      <style:paragraph-properties fo:text-align="center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</style:style>
    <style:style style:name="MP7" style:family="paragraph">
      <style:paragraph-properties fo:margin-left="0cm" fo:margin-right="0cm" fo:line-height="104%" fo:text-align="end" fo:text-indent="0cm"/>
    </style:style>
    <style:style style:name="MP8" style:family="paragraph">
      <loext:graphic-properties draw:fill="none" draw:opacity="100%"/>
      <style:paragraph-properties fo:text-align="center"/>
      <style:text-properties fo:font-size="2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style:font-name="Bitstream Vera Sans" fo:font-size="14pt" fo:language="tr" fo:country="TR" fo:font-weight="bold" style:font-size-asian="12pt" style:language-asian="tr" style:country-asian="TR" style:font-size-complex="12pt" style:language-complex="tr" style:country-complex="TR"/>
    </style:style>
    <style:style style:name="MT2" style:family="text">
      <style:text-properties style:font-name="Bitstream Vera Sans" fo:font-size="14pt" fo:language="tr" fo:country="TR" fo:font-weight="bold" style:font-size-asian="14pt" style:language-asian="tr" style:country-asian="TR" style:font-size-complex="14pt" style:language-complex="tr" style:country-complex="TR"/>
    </style:style>
    <style:style style:name="MT3" style:family="text">
      <style:text-properties style:font-name="Times New Roman" fo:font-size="14pt" fo:language="tr" fo:country="TR" fo:font-weight="bold" style:font-size-asian="14pt" style:language-asian="tr" style:country-asian="TR" style:font-size-complex="14pt" style:language-complex="tr" style:country-complex="TR"/>
    </style:style>
    <style:style style:name="MT4" style:family="text">
      <style:text-properties style:font-name="Tahom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557cm" svg:height="4.918cm" svg:x="1.874cm" svg:y="5.111cm"/>
      <draw:page-thumbnail draw:layer="backgroundobjects" svg:width="6.557cm" svg:height="4.918cm" svg:x="10.307cm" svg:y="5.111cm"/>
      <draw:page-thumbnail draw:layer="backgroundobjects" svg:width="6.557cm" svg:height="4.918cm" svg:x="1.874cm" svg:y="17.499cm"/>
      <draw:page-thumbnail draw:layer="backgroundobjects" svg:width="6.557cm" svg:height="4.918cm" svg:x="10.307cm" svg:y="17.49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315cm" svg:height="3.175cm" svg:x="3.806cm" svg:y="0.838cm" presentation:class="title" presentation:placeholder="true">
        <draw:text-box/>
      </draw:frame>
      <draw:frame presentation:style-name="Default-outline1" draw:layer="backgroundobjects" svg:width="20.315cm" svg:height="11.049cm" svg:x="3.806cm" svg:y="5.076cm" presentation:class="outline" presentation:placeholder="true">
        <draw:text-box/>
      </draw:frame>
      <draw:frame draw:style-name="Mgr1" draw:text-style-name="MP2" draw:layer="backgroundobjects" svg:width="4.903cm" svg:height="1.557cm" svg:x="0.294cm" svg:y="17.37cm">
        <draw:text-box>
          <text:p text:style-name="MP1"><text:span text:style-name="MT1">Dec 6, 2010</text:span></text:p>
        </draw:text-box>
      </draw:frame>
      <draw:frame draw:style-name="Mgr2" draw:text-style-name="MP3" draw:layer="backgroundobjects" svg:width="11.193cm" svg:height="1.976cm" svg:x="8.678cm" svg:y="17.351cm">
        <draw:text-box>
          <text:p text:style-name="MP1"><text:span text:style-name="MT2">PostgreSQL European Conference, 2010 - Stuttgart</text:span></text:p>
          <text:p text:style-name="MP1"><text:span text:style-name="MT3"/></text:p>
        </draw:text-box>
      </draw:frame>
      <draw:frame draw:style-name="Mgr3" draw:text-style-name="MP4" draw:layer="backgroundobjects" svg:width="1.776cm" svg:height="1.625cm" svg:x="23.624cm" svg:y="17.425cm">
        <draw:image xlink:href="Pictures/100002010000001E0000001EFB87244C.png" xlink:type="simple" xlink:show="embed" xlink:actuate="onLoad">
          <text:p/>
        </draw:image>
      </draw:frame>
      <presentation:notes style:page-layout-name="PM2">
        <draw:rect draw:style-name="Mgr4" draw:text-style-name="MP5" draw:layer="backgroundobjects" svg:width="18.74cm" svg:height="27.53cm" svg:x="0cm" svg:y="0cm">
          <text:p/>
        </draw:rect>
        <draw:frame draw:style-name="Mgr5" draw:text-style-name="MP6" draw:layer="backgroundobjects" svg:width="8.043cm" svg:height="1.482cm" svg:x="0cm" svg:y="0cm">
          <draw:text-box>
            <text:p/>
          </draw:text-box>
        </draw:frame>
        <draw:frame draw:style-name="Mgr6" draw:text-style-name="MP6" draw:layer="backgroundobjects" svg:width="8.255cm" svg:height="1.482cm" svg:x="10.583cm" svg:y="0cm">
          <draw:text-box>
            <text:p/>
          </draw:text-box>
        </draw:frame>
        <draw:page-thumbnail presentation:style-name="Default-title" draw:layer="backgroundobjects" svg:width="13.829cm" svg:height="10.371cm" svg:x="2.505cm" svg:y="2.117cm" presentation:class="page"/>
        <draw:frame presentation:style-name="Default-notes" draw:layer="backgroundobjects" svg:width="13.758cm" svg:height="12.277cm" svg:x="2.54cm" svg:y="13.123cm" presentation:class="notes" presentation:placeholder="true">
          <draw:text-box/>
        </draw:frame>
        <draw:frame draw:style-name="Mgr7" draw:text-style-name="MP6" draw:layer="backgroundobjects" svg:width="8.043cm" svg:height="1.285cm" svg:x="0cm" svg:y="26.232cm">
          <draw:text-box>
            <text:p/>
          </draw:text-box>
        </draw:frame>
        <draw:frame draw:style-name="Mgr8" draw:text-style-name="MP6" draw:layer="backgroundobjects" svg:width="8.255cm" svg:height="1.27cm" svg:x="10.583cm" svg:y="26.247cm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0.109cm" svg:height="4.013cm" svg:x="4.008cm" svg:y="2.738cm" presentation:class="title" presentation:placeholder="true">
        <draw:text-box/>
      </draw:frame>
      <draw:frame draw:style-name="Mgr9" draw:text-style-name="MP3" draw:layer="backgroundobjects" svg:width="5.927cm" svg:height="1.285cm" svg:x="1.27cm" svg:y="17.342cm">
        <draw:text-box>
          <text:p/>
        </draw:text-box>
      </draw:frame>
      <draw:frame draw:style-name="Mgr10" draw:text-style-name="MP3" draw:layer="backgroundobjects" svg:width="8.044cm" svg:height="1.285cm" svg:x="8.678cm" svg:y="17.342cm">
        <draw:text-box>
          <text:p/>
        </draw:text-box>
      </draw:frame>
      <draw:frame draw:name="logo2" draw:style-name="Mgr11" draw:text-style-name="MP8" draw:layer="backgroundobjects" svg:width="3.81cm" svg:height="2.562cm" svg:x="21.59cm" svg:y="16.488cm">
        <draw:image xlink:href="Pictures/100000000000006C00000049F95B5A6A.jp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21.69cm" svg:height="8.457cm" svg:x="1.866cm" svg:y="8.991cm" presentation:class="notes" presentation:placeholder="true">
          <draw:text-box/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19.641cm" svg:height="4.051cm" svg:x="-0.146cm" svg:y="0.272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6cm" presentation:class="outline" presentation:placeholder="true">
        <draw:text-box/>
      </draw:frame>
      <draw:frame presentation:style-name="Mpr1" draw:text-style-name="MP10" draw:layer="backgroundobjects" svg:width="5.917cm" svg:height="1.312cm" svg:x="1.27cm" svg:y="17.353cm" presentation:class="date-time">
        <draw:text-box>
          <text:p text:style-name="MP9"><text:span text:style-name="MT5"><presentation:date-time/></text:span></text:p>
        </draw:text-box>
      </draw:frame>
      <draw:frame presentation:style-name="Mpr1" draw:text-style-name="MP12" draw:layer="backgroundobjects" svg:width="8.051cm" svg:height="1.312cm" svg:x="8.685cm" svg:y="17.353cm" presentation:class="footer">
        <draw:text-box>
          <text:p text:style-name="MP11"><text:span text:style-name="MT5"><presentation:footer/></text:span></text:p>
        </draw:text-box>
      </draw:frame>
      <draw:frame presentation:style-name="Mpr1" draw:text-style-name="MP14" draw:layer="backgroundobjects" svg:width="5.917cm" svg:height="1.312cm" svg:x="18.21cm" svg:y="17.353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10" draw:layer="backgroundobjects" svg:width="9.369cm" svg:height="1.396cm" svg:x="0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2" draw:text-style-name="MP14" draw:layer="backgroundobjects" svg:width="9.369cm" svg:height="1.396cm" svg:x="12.219cm" svg:y="0cm" presentation:class="date-time">
          <draw:text-box>
            <text:p text:style-name="MP13"><text:span text:style-name="MT5"><presentation:date-time/></text:span></text:p>
          </draw:text-box>
        </draw:frame>
        <draw:frame presentation:style-name="Mpr3" draw:text-style-name="MP10" draw:layer="backgroundobjects" svg:width="9.369cm" svg:height="1.396cm" svg:x="0cm" svg:y="26.543cm" presentation:class="footer">
          <draw:text-box>
            <text:p text:style-name="MP9"><text:span text:style-name="MT5"><presentation:footer/></text:span></text:p>
          </draw:text-box>
        </draw:frame>
        <draw:frame presentation:style-name="Mpr3" draw:text-style-name="MP14" draw:layer="backgroundobjects" svg:width="9.369cm" svg:height="1.396cm" svg:x="12.219cm" svg:y="26.543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OSTGRESQL </dc:title>
    <dc:subject>Kurulum</dc:subject>
    <meta:initial-creator>Devrim GÜNDÜZ</meta:initial-creator>
    <meta:creation-date>2001-03-05T13:59:33</meta:creation-date>
    <dc:date>2016-10-02T21:11:59.953328576</dc:date>
    <meta:print-date>2001-03-22T10:46:24</meta:print-date>
    <dc:language>tr-TR</dc:language>
    <meta:editing-cycles>778</meta:editing-cycles>
    <meta:editing-duration>P3DT9H3M21S</meta:editing-duration>
    <dc:creator>Jaime Rivera</dc:cre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